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730208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Versuch</text:p>
          </table:table-cell>
          <table:table-cell office:value-type="string" table:style-name="ce1">
            <text:p>Time [ms]</text:p>
          </table:table-cell>
          <table:table-cell office:value-type="string" table:style-name="ce1">
            <text:p>Weight [g]</text:p>
          </table:table-cell>
          <table:table-cell office:value-type="string" table:style-name="ce1">
            <text:p><text:s/>Height [cm]</text:p>
          </table:table-cell>
          <table:table-cell office:value-type="string" table:style-name="ce1">
            <text:p>Gravitationskonstante</text:p>
          </table:table-cell>
          <table:table-cell office:value-type="float" office:value="6.6742999999999994E-11" table:formula="of:=6.6743*10^(-11)" table:style-name="ce1">
            <text:p>6.6743E-11</text:p>
          </table:table-cell>
          <table:table-cell office:value-type="float" office:value="17.673673296257896" table:formula="of:=(([.D2]/100) *2)/(([.B2]/1000)^2)" table:style-name="ce1">
            <text:p>17.6736733</text:p>
          </table:table-cell>
          <table:table-cell office:value-type="float" office:value="1.074821410854164E+25" table:formula="of:=([.G1]*([.$F$2]^2))/[.$F$1]" table:style-name="ce1">
            <text:p>1.07482E+25</text:p>
          </table:table-cell>
          <table:table-cell office:value-type="string" table:style-name="ce1">
            <text:p>Fehler in Prozent:</text:p>
          </table:table-cell>
          <table:table-cell office:value-type="float" office:value="48.953636399752533" table:formula="of:=SUM([.I2:.I13])/COUNT([.I2:.I13])" table:style-name="ce1">
            <text:p>48.9536364</text:p>
          </table:table-cell>
          <table:table-cell table:style-name="ce1"/>
          <table:table-cell office:value-type="string" table:style-name="ce1">
            <text:p>Durchschnitt G</text:p>
          </table:table-cell>
          <table:table-cell office:value-type="float" office:value="8.8429044125523691E+24" table:formula="of:=AVERAGE([.H:.H])" table:style-name="ce2">
            <text:p>8.8429E+2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ittlerer Erdradius in m</text:p>
          </table:table-cell>
          <table:table-cell office:value-type="float" office:value="6371000" table:formula="of:=6371*1000" table:style-name="ce1">
            <text:p>6371000</text:p>
          </table:table-cell>
          <table:table-cell office:value-type="float" office:value="12.597420048374094" table:formula="of:=(([.D3]/100) *2)/(([.B3]/1000)^2)" table:style-name="ce1">
            <text:p>12.59742005</text:p>
          </table:table-cell>
          <table:table-cell office:value-type="float" office:value="7.6610994005319986E+24" table:formula="of:=([.G2]*([.$F$2]^2))/[.$F$1]" table:style-name="ce1">
            <text:p>7.6611E+24</text:p>
          </table:table-cell>
          <table:table-cell office:value-type="float" office:value="79.967752935077613" table:formula="of:=ABS((100/[.$F$3])*([.$F$3]-[.H1]))" table:style-name="ce1">
            <text:p>79.96775294</text:p>
          </table:table-cell>
          <table:table-cell table:number-columns-repeated="2" table:style-name="ce1"/>
          <table:table-cell office:value-type="string" table:style-name="ce1">
            <text:p>Durchschnitt Fehler</text:p>
          </table:table-cell>
          <table:table-cell office:value-type="float" office:value="53.620258476632202" table:formula="of:=AVERAGE([.I:.I])" table:style-name="ce1">
            <text:p>53.62025848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8" table:style-name="ce1">
            <text:p>488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2]" table:style-name="ce1">
            <text:p>150</text:p>
          </table:table-cell>
          <table:table-cell office:value-type="string" table:style-name="ce1">
            <text:p>Masse Erde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425671402347787" table:formula="of:=(([.D4]/100) *2)/(([.B4]/1000)^2)" table:style-name="ce1">
            <text:p>15.4256714</text:p>
          </table:table-cell>
          <table:table-cell office:value-type="float" office:value="9.3810956116036635E+24" table:formula="of:=([.G3]*([.$F$2]^2))/[.$F$1]" table:style-name="ce1">
            <text:p>9.3811E+24</text:p>
          </table:table-cell>
          <table:table-cell office:value-type="float" office:value="28.277203096495473" table:formula="of:=ABS((100/[.$F$3])*([.$F$3]-[.H2]))" table:style-name="ce1">
            <text:p>28.2772031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3]" table:style-name="ce1">
            <text:p>150</text:p>
          </table:table-cell>
          <table:table-cell table:number-columns-repeated="2" table:style-name="ce1"/>
          <table:table-cell office:value-type="float" office:value="15.495867768595042" table:formula="of:=(([.D5]/100) *2)/(([.B5]/1000)^2)" table:style-name="ce1">
            <text:p>15.49586777</text:p>
          </table:table-cell>
          <table:table-cell office:value-type="float" office:value="9.4237854113651459E+24" table:formula="of:=([.G4]*([.$F$2]^2))/[.$F$1]" table:style-name="ce1">
            <text:p>9.42379E+24</text:p>
          </table:table-cell>
          <table:table-cell office:value-type="float" office:value="57.076764589917858" table:formula="of:=ABS((100/[.$F$3])*([.$F$3]-[.H3]))" table:style-name="ce1">
            <text:p>57.07676459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0" table:style-name="ce1">
            <text:p>44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4]" table:style-name="ce1">
            <text:p>150</text:p>
          </table:table-cell>
          <table:table-cell table:number-columns-repeated="2" table:style-name="ce1"/>
          <table:table-cell office:value-type="float" office:value="17.846519928613922" table:formula="of:=(([.D6]/100) *2)/(([.B6]/1000)^2)" table:style-name="ce1">
            <text:p>17.84651993</text:p>
          </table:table-cell>
          <table:table-cell office:value-type="float" office:value="1.0853330491613874E+25" table:formula="of:=([.G5]*([.$F$2]^2))/[.$F$1]" table:style-name="ce1">
            <text:p>1.08533E+25</text:p>
          </table:table-cell>
          <table:table-cell office:value-type="float" office:value="57.791561230432947" table:formula="of:=ABS((100/[.$F$3])*([.$F$3]-[.H4]))" table:style-name="ce1">
            <text:p>57.79156123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0" table:style-name="ce1">
            <text:p>41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5]" table:style-name="ce1">
            <text:p>150</text:p>
          </table:table-cell>
          <table:table-cell table:number-columns-repeated="2" table:style-name="ce1"/>
          <table:table-cell office:value-type="float" office:value="11.137469789613196" table:formula="of:=(([.D7]/100) *2)/(([.B7]/1000)^2)" table:style-name="ce1">
            <text:p>11.13746979</text:p>
          </table:table-cell>
          <table:table-cell office:value-type="float" office:value="6.7732331541696535E+24" table:formula="of:=([.G6]*([.$F$2]^2))/[.$F$1]" table:style-name="ce1">
            <text:p>6.77323E+24</text:p>
          </table:table-cell>
          <table:table-cell office:value-type="float" office:value="81.727818287994154" table:formula="of:=ABS((100/[.$F$3])*([.$F$3]-[.H5]))" table:style-name="ce1">
            <text:p>81.72781829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9" table:style-name="ce1">
            <text:p>51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6]" table:style-name="ce1">
            <text:p>150</text:p>
          </table:table-cell>
          <table:table-cell table:number-columns-repeated="2" table:style-name="ce1"/>
          <table:table-cell office:value-type="float" office:value="21.22000905387053" table:formula="of:=(([.D8]/100) *2)/(([.B8]/1000)^2)" table:style-name="ce1">
            <text:p>21.22000905</text:p>
          </table:table-cell>
          <table:table-cell office:value-type="float" office:value="1.2904912118324837E+25" table:formula="of:=([.G7]*([.$F$2]^2))/[.$F$1]" table:style-name="ce1">
            <text:p>1.29049E+25</text:p>
          </table:table-cell>
          <table:table-cell office:value-type="float" office:value="13.410799091968823" table:formula="of:=ABS((100/[.$F$3])*([.$F$3]-[.H6]))" table:style-name="ce1">
            <text:p>13.41079909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" table:style-name="ce1">
            <text:p>376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7]" table:style-name="ce1">
            <text:p>150</text:p>
          </table:table-cell>
          <table:table-cell table:number-columns-repeated="2" table:style-name="ce1"/>
          <table:table-cell office:value-type="float" office:value="11.223806441716643" table:formula="of:=(([.D9]/100) *2)/(([.B9]/1000)^2)" table:style-name="ce1">
            <text:p>11.22380644</text:p>
          </table:table-cell>
          <table:table-cell office:value-type="float" office:value="6.8257386410974341E+24" table:formula="of:=([.G8]*([.$F$2]^2))/[.$F$1]" table:style-name="ce1">
            <text:p>6.82574E+24</text:p>
          </table:table-cell>
          <table:table-cell office:value-type="float" office:value="116.07943536535068" table:formula="of:=ABS((100/[.$F$3])*([.$F$3]-[.H7]))" table:style-name="ce1">
            <text:p>116.0794354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7" table:style-name="ce1">
            <text:p>517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8]" table:style-name="ce1">
            <text:p>150</text:p>
          </table:table-cell>
          <table:table-cell table:number-columns-repeated="2" table:style-name="ce1"/>
          <table:table-cell office:value-type="float" office:value="17.759781199495624" table:formula="of:=(([.D10]/100) *2)/(([.B10]/1000)^2)" table:style-name="ce1">
            <text:p>17.7597812</text:p>
          </table:table-cell>
          <table:table-cell office:value-type="float" office:value="1.0800580482238989E+25" table:formula="of:=([.G9]*([.$F$2]^2))/[.$F$1]" table:style-name="ce1">
            <text:p>1.08006E+25</text:p>
          </table:table-cell>
          <table:table-cell office:value-type="float" office:value="14.289949284152414" table:formula="of:=ABS((100/[.$F$3])*([.$F$3]-[.H8]))" table:style-name="ce1">
            <text:p>14.28994928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1" table:style-name="ce1">
            <text:p>411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9]" table:style-name="ce1">
            <text:p>150</text:p>
          </table:table-cell>
          <table:table-cell table:number-columns-repeated="2" table:style-name="ce1"/>
          <table:table-cell office:value-type="float" office:value="15.355950942855387" table:formula="of:=(([.D11]/100) *2)/(([.B11]/1000)^2)" table:style-name="ce1">
            <text:p>15.35595094</text:p>
          </table:table-cell>
          <table:table-cell office:value-type="float" office:value="9.3386952337190666E+24" table:formula="of:=([.G10]*([.$F$2]^2))/[.$F$1]" table:style-name="ce1">
            <text:p>9.3387E+24</text:p>
          </table:table-cell>
          <table:table-cell office:value-type="float" office:value="80.844573819784515" table:formula="of:=ABS((100/[.$F$3])*([.$F$3]-[.H9]))" table:style-name="ce1">
            <text:p>80.84457382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" table:style-name="ce1">
            <text:p>44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0]" table:style-name="ce1">
            <text:p>150</text:p>
          </table:table-cell>
          <table:table-cell table:number-columns-repeated="2" table:style-name="ce1"/>
          <table:table-cell office:value-type="float" office:value="9.8456206679269052" table:formula="of:=(([.D12]/100) *2)/(([.B12]/1000)^2)" table:style-name="ce1">
            <text:p>9.845620668</text:p>
          </table:table-cell>
          <table:table-cell office:value-type="float" office:value="5.98759732606166E+24" table:formula="of:=([.G11]*([.$F$2]^2))/[.$F$1]" table:style-name="ce1">
            <text:p>5.9876E+24</text:p>
          </table:table-cell>
          <table:table-cell office:value-type="float" office:value="56.366814020043662" table:formula="of:=ABS((100/[.$F$3])*([.$F$3]-[.H10]))" table:style-name="ce1">
            <text:p>56.36681402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2" table:style-name="ce1">
            <text:p>55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1]" table:style-name="ce1">
            <text:p>150</text:p>
          </table:table-cell>
          <table:table-cell table:number-columns-repeated="2" table:style-name="ce1"/>
          <table:table-cell office:value-type="float" office:value="9.9535170752585422" table:formula="of:=(([.D13]/100) *2)/(([.B13]/1000)^2)" table:style-name="ce1">
            <text:p>9.953517075</text:p>
          </table:table-cell>
          <table:table-cell office:value-type="float" office:value="6.0532143411610837E+24" table:formula="of:=([.G12]*([.$F$2]^2))/[.$F$1]" table:style-name="ce1">
            <text:p>6.05321E+24</text:p>
          </table:table-cell>
          <table:table-cell office:value-type="float" office:value="0.25613793784070421" table:formula="of:=ABS((100/[.$F$3])*([.$F$3]-[.H11]))" table:style-name="ce1">
            <text:p>0.256137938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9" table:style-name="ce1">
            <text:p>54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2]" table:style-name="ce1">
            <text:p>150</text:p>
          </table:table-cell>
          <table:table-cell table:number-columns-repeated="2" table:style-name="ce1"/>
          <table:table-cell office:value-type="float" office:value="6.0018125473893127" table:formula="of:=(([.D14]/100) *2)/(([.B14]/1000)^2)" table:style-name="ce1">
            <text:p>6.001812547</text:p>
          </table:table-cell>
          <table:table-cell office:value-type="float" office:value="3.6499920088672626E+24" table:formula="of:=([.G13]*([.$F$2]^2))/[.$F$1]" table:style-name="ce1">
            <text:p>3.64999E+24</text:p>
          </table:table-cell>
          <table:table-cell office:value-type="float" office:value="1.3548271379717041" table:formula="of:=ABS((100/[.$F$3])*([.$F$3]-[.H12]))" table:style-name="ce1">
            <text:p>1.354827138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7" table:style-name="ce1">
            <text:p>707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3]" table:style-name="ce1">
            <text:p>150</text:p>
          </table:table-cell>
          <table:table-cell table:number-columns-repeated="2" table:style-name="ce1"/>
          <table:table-cell office:value-type="float" office:value="22.032740652609778" table:formula="of:=(([.D15]/100) *2)/(([.B15]/1000)^2)" table:style-name="ce1">
            <text:p>22.03274065</text:p>
          </table:table-cell>
          <table:table-cell office:value-type="float" office:value="1.339917344643688E+25" table:formula="of:=([.G14]*([.$F$2]^2))/[.$F$1]" table:style-name="ce1">
            <text:p>1.33992E+25</text:p>
          </table:table-cell>
          <table:table-cell office:value-type="float" office:value="38.884650656074498" table:formula="of:=ABS((100/[.$F$3])*([.$F$3]-[.H13]))" table:style-name="ce1">
            <text:p>38.88465066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9" table:style-name="ce1">
            <text:p>369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4]" table:style-name="ce1">
            <text:p>150</text:p>
          </table:table-cell>
          <table:table-cell table:number-columns-repeated="4" table:style-name="ce1"/>
          <table:table-cell office:value-type="float" office:value="124.35533121974586" table:formula="of:=ABS((100/[.$F$3])*([.$F$3]-[.H14]))" table:style-name="ce1">
            <text:p>124.3553312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ars Schell</meta:initial-creator>
    <dc:creator>Lars Schell</dc:creator>
    <meta:creation-date>2021-09-29T08:23:40Z</meta:creation-date>
    <dc:date>2021-09-29T09:24:14Z</dc:date>
    <meta:editing-duration>PT0S</meta:editing-duration>
  </office:meta>
</office:document-meta>
</file>